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5-05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3-05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1-15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1-14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1-06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10-01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9-03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7-15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7-10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5-07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3-19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1-10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0-11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8-15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6-05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3-20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2-16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0-31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7-20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4-25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4-20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2-16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2-09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7-21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5-25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4-01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4036" calcext:value-type="float">
            <text:p>15.2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4846451613" calcext:value-type="float">
            <text:p>15.63948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631" calcext:value-type="float">
            <text:p>16.196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40183225806" calcext:value-type="float">
            <text:p>16.12401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60601290323" calcext:value-type="float">
            <text:p>16.01606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3456" calcext:value-type="float">
            <text:p>16.30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36247741936" calcext:value-type="float">
            <text:p>16.29362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90535" calcext:value-type="float">
            <text:p>16.0490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124" calcext:value-type="float">
            <text:p>15.34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39425" calcext:value-type="float">
            <text:p>14.58439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36288" calcext:value-type="float">
            <text:p>14.40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23275" calcext:value-type="float">
            <text:p>14.05423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82673103448" calcext:value-type="float">
            <text:p>15.618267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82572903226" calcext:value-type="float">
            <text:p>16.43825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18605" calcext:value-type="float">
            <text:p>17.1718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9112" calcext:value-type="float">
            <text:p>17.22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303475" calcext:value-type="float">
            <text:p>17.42303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6504" calcext:value-type="float">
            <text:p>17.06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20338064516" calcext:value-type="float">
            <text:p>16.59203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4526451613" calcext:value-type="float">
            <text:p>16.52645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55228571429" calcext:value-type="float">
            <text:p>15.8855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45883636364" calcext:value-type="float">
            <text:p>15.144588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14590967742" calcext:value-type="float">
            <text:p>14.18145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30386206897" calcext:value-type="float">
            <text:p>13.93303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25811612903" calcext:value-type="float">
            <text:p>14.16258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957" calcext:value-type="float">
            <text:p>15.276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6312" calcext:value-type="float">
            <text:p>16.63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21325" calcext:value-type="float">
            <text:p>16.94621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20464" calcext:value-type="float">
            <text:p>16.93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11310967742" calcext:value-type="float">
            <text:p>16.89113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99390967742" calcext:value-type="float">
            <text:p>17.25993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99784" calcext:value-type="float">
            <text:p>17.14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5135" calcext:value-type="float">
            <text:p>17.0625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6356129032" calcext:value-type="float">
            <text:p>16.77363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4286451613" calcext:value-type="float">
            <text:p>16.71542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99139310345" calcext:value-type="float">
            <text:p>16.889913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63881290323" calcext:value-type="float">
            <text:p>17.11638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9602580645" calcext:value-type="float">
            <text:p>17.03596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77512" calcext:value-type="float">
            <text:p>16.95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925875" calcext:value-type="float">
            <text:p>16.92925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78113548387" calcext:value-type="float">
            <text:p>16.82781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74358709677" calcext:value-type="float">
            <text:p>16.52743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9488" calcext:value-type="float">
            <text:p>16.3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6596129032" calcext:value-type="float">
            <text:p>16.20365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79576774194" calcext:value-type="float">
            <text:p>15.68795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11912258065" calcext:value-type="float">
            <text:p>15.38119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1795862069" calcext:value-type="float">
            <text:p>15.087179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8391483871" calcext:value-type="float">
            <text:p>15.66839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89687741936" calcext:value-type="float">
            <text:p>16.37896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7316129032" calcext:value-type="float">
            <text:p>16.7797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81685" calcext:value-type="float">
            <text:p>16.5881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86854193548" calcext:value-type="float">
            <text:p>16.34868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73375" calcext:value-type="float">
            <text:p>16.15773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6423225806" calcext:value-type="float">
            <text:p>15.78264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3645" calcext:value-type="float">
            <text:p>15.4893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2716" calcext:value-type="float">
            <text:p>14.87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7745" calcext:value-type="float">
            <text:p>13.81677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23089032258" calcext:value-type="float">
            <text:p>14.44230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6164" calcext:value-type="float">
            <text:p>14.26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4423225807" calcext:value-type="float">
            <text:p>14.94444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2335483871" calcext:value-type="float">
            <text:p>15.982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52711724138" calcext:value-type="float">
            <text:p>16.135271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36828387097" calcext:value-type="float">
            <text:p>16.14368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23268571429" calcext:value-type="float">
            <text:p>16.22232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04328" calcext:value-type="float">
            <text:p>16.0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43372903226" calcext:value-type="float">
            <text:p>15.55433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86637419355" calcext:value-type="float">
            <text:p>15.38866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9816" calcext:value-type="float">
            <text:p>14.27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062575" calcext:value-type="float">
            <text:p>14.15062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80932413793" calcext:value-type="float">
            <text:p>14.278093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95442580645" calcext:value-type="float">
            <text:p>14.46954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9679" calcext:value-type="float">
            <text:p>15.7196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06521290323" calcext:value-type="float">
            <text:p>16.18065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0854193548" calcext:value-type="float">
            <text:p>16.12008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35664" calcext:value-type="float">
            <text:p>16.3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5006451613" calcext:value-type="float">
            <text:p>16.5295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56575" calcext:value-type="float">
            <text:p>15.95656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2672" calcext:value-type="float">
            <text:p>14.9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4867" calcext:value-type="float">
            <text:p>13.7948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68448" calcext:value-type="float">
            <text:p>14.22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882" calcext:value-type="float">
            <text:p>15.43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0254285714" calcext:value-type="float">
            <text:p>16.15102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68075" calcext:value-type="float">
            <text:p>16.49568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63192258065" calcext:value-type="float">
            <text:p>16.78631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10488" calcext:value-type="float">
            <text:p>16.62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489125" calcext:value-type="float">
            <text:p>16.27489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95216" calcext:value-type="float">
            <text:p>15.67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9452903226" calcext:value-type="float">
            <text:p>15.84694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86535" calcext:value-type="float">
            <text:p>16.6586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21078709677" calcext:value-type="float">
            <text:p>17.33210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29181935484" calcext:value-type="float">
            <text:p>16.93291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90149677419" calcext:value-type="float">
            <text:p>16.42901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3277" calcext:value-type="float">
            <text:p>16.3132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92811428571" calcext:value-type="float">
            <text:p>17.97928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17435" calcext:value-type="float">
            <text:p>18.5217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467" calcext:value-type="float">
            <text:p>18.5954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45704" calcext:value-type="float">
            <text:p>18.58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07275" calcext:value-type="float">
            <text:p>18.48907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39864827586" calcext:value-type="float">
            <text:p>18.573986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89192258065" calcext:value-type="float">
            <text:p>18.53891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7475" calcext:value-type="float">
            <text:p>18.5537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0504" calcext:value-type="float">
            <text:p>18.36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69476363636" calcext:value-type="float">
            <text:p>18.226947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6584" calcext:value-type="float">
            <text:p>17.89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93138064516" calcext:value-type="float">
            <text:p>17.68931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69870344828" calcext:value-type="float">
            <text:p>17.776987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90805" calcext:value-type="float">
            <text:p>17.78908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70175483871" calcext:value-type="float">
            <text:p>17.7770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84456" calcext:value-type="float">
            <text:p>17.73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7361" calcext:value-type="float">
            <text:p>17.7473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6604" calcext:value-type="float">
            <text:p>17.78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897275" calcext:value-type="float">
            <text:p>17.68897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44835" calcext:value-type="float">
            <text:p>17.58448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0968" calcext:value-type="float">
            <text:p>17.51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8015" calcext:value-type="float">
            <text:p>17.0808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8056" calcext:value-type="float">
            <text:p>16.30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6305" calcext:value-type="float">
            <text:p>16.1563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49103448276" calcext:value-type="float">
            <text:p>16.16491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4536774194" calcext:value-type="float">
            <text:p>16.22745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1634" calcext:value-type="float">
            <text:p>16.121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64193846154" calcext:value-type="float">
            <text:p>16.016419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19085" calcext:value-type="float">
            <text:p>16.03190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48984" calcext:value-type="float">
            <text:p>15.87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64225" calcext:value-type="float">
            <text:p>15.42564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20455" calcext:value-type="float">
            <text:p>14.8420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88992" calcext:value-type="float">
            <text:p>14.45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17730909091" calcext:value-type="float">
            <text:p>14.001773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84256" calcext:value-type="float">
            <text:p>13.76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04658064516" calcext:value-type="float">
            <text:p>13.1904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7426206897" calcext:value-type="float">
            <text:p>13.088742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2650322581" calcext:value-type="float">
            <text:p>14.38626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45055483871" calcext:value-type="float">
            <text:p>15.2045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308" calcext:value-type="float">
            <text:p>15.67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8225" calcext:value-type="float">
            <text:p>15.7248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5392" calcext:value-type="float">
            <text:p>15.6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61308387097" calcext:value-type="float">
            <text:p>15.15613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9979354839" calcext:value-type="float">
            <text:p>14.69499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0810322581" calcext:value-type="float">
            <text:p>14.05708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3050322581" calcext:value-type="float">
            <text:p>13.94430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76664" calcext:value-type="float">
            <text:p>13.63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2637419355" calcext:value-type="float">
            <text:p>15.99826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00754285714" calcext:value-type="float">
            <text:p>16.17007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86825" calcext:value-type="float">
            <text:p>16.09086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02758709677" calcext:value-type="float">
            <text:p>16.39027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75163870968" calcext:value-type="float">
            <text:p>16.82751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88925" calcext:value-type="float">
            <text:p>17.02088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24072" calcext:value-type="float">
            <text:p>16.8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1987096774" calcext:value-type="float">
            <text:p>16.9281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6816516129" calcext:value-type="float">
            <text:p>16.85681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41852903226" calcext:value-type="float">
            <text:p>16.62418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24221935484" calcext:value-type="float">
            <text:p>16.01242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1216" calcext:value-type="float">
            <text:p>15.2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41236129032" calcext:value-type="float">
            <text:p>15.34412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4593103448" calcext:value-type="float">
            <text:p>16.39245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4109" calcext:value-type="float">
            <text:p>16.8741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35889032258" calcext:value-type="float">
            <text:p>17.06358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1568" calcext:value-type="float">
            <text:p>16.97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582725" calcext:value-type="float">
            <text:p>16.90582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93312" calcext:value-type="float">
            <text:p>16.89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5476129032" calcext:value-type="float">
            <text:p>16.83154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9499354839" calcext:value-type="float">
            <text:p>16.59694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4992" calcext:value-type="float">
            <text:p>16.4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9200516129" calcext:value-type="float">
            <text:p>16.11920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52272" calcext:value-type="float">
            <text:p>15.30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75019354839" calcext:value-type="float">
            <text:p>14.9175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2748571429" calcext:value-type="float">
            <text:p>15.04427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95832258065" calcext:value-type="float">
            <text:p>15.4695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131075" calcext:value-type="float">
            <text:p>15.82131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40376" calcext:value-type="float">
            <text:p>15.7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3313548387" calcext:value-type="float">
            <text:p>15.65433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3269677419" calcext:value-type="float">
            <text:p>15.49632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7966451613" calcext:value-type="float">
            <text:p>15.46879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74201290323" calcext:value-type="float">
            <text:p>15.46742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47483870968" calcext:value-type="float">
            <text:p>15.2547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76588387097" calcext:value-type="float">
            <text:p>14.42765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55728" calcext:value-type="float">
            <text:p>13.95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52774193548" calcext:value-type="float">
            <text:p>13.4652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65291428571" calcext:value-type="float">
            <text:p>13.48652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80701935484" calcext:value-type="float">
            <text:p>13.95807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06312258065" calcext:value-type="float">
            <text:p>14.71063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16064" calcext:value-type="float">
            <text:p>14.68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9499354839" calcext:value-type="float">
            <text:p>14.31094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4227096774" calcext:value-type="float">
            <text:p>13.76742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5189677419" calcext:value-type="float">
            <text:p>12.84151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4732903226" calcext:value-type="float">
            <text:p>12.83247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48498064516" calcext:value-type="float">
            <text:p>13.21484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85287741936" calcext:value-type="float">
            <text:p>12.85852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4123870968" calcext:value-type="float">
            <text:p>14.85241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5565714286" calcext:value-type="float">
            <text:p>15.17555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09197419355" calcext:value-type="float">
            <text:p>15.15091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03176" calcext:value-type="float">
            <text:p>15.19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4624" calcext:value-type="float">
            <text:p>15.30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5212903226" calcext:value-type="float">
            <text:p>15.1215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44648" calcext:value-type="float">
            <text:p>15.50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45405" calcext:value-type="float">
            <text:p>15.7545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4884" calcext:value-type="float">
            <text:p>15.45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33659354839" calcext:value-type="float">
            <text:p>15.35336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55122580645" calcext:value-type="float">
            <text:p>14.9755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5871483871" calcext:value-type="float">
            <text:p>14.55587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0324137931" calcext:value-type="float">
            <text:p>14.6803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2494" calcext:value-type="float">
            <text:p>15.38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9179354839" calcext:value-type="float">
            <text:p>15.19791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5896" calcext:value-type="float">
            <text:p>14.9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10125" calcext:value-type="float">
            <text:p>14.52610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4656" calcext:value-type="float">
            <text:p>13.8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86820645161" calcext:value-type="float">
            <text:p>14.74868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67425" calcext:value-type="float">
            <text:p>14.53867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8928" calcext:value-type="float">
            <text:p>14.0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8276129032" calcext:value-type="float">
            <text:p>14.49982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5694285714" calcext:value-type="float">
            <text:p>16.31256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9937" calcext:value-type="float">
            <text:p>16.2599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45380645161" calcext:value-type="float">
            <text:p>16.6445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0756" calcext:value-type="float">
            <text:p>16.97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0755" calcext:value-type="float">
            <text:p>17.470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8232" calcext:value-type="float">
            <text:p>17.66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75615483871" calcext:value-type="float">
            <text:p>17.5575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085275" calcext:value-type="float">
            <text:p>17.49085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51392" calcext:value-type="float">
            <text:p>17.39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99104516129" calcext:value-type="float">
            <text:p>17.0799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16750967742" calcext:value-type="float">
            <text:p>16.67167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43179354839" calcext:value-type="float">
            <text:p>16.87431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08534285714" calcext:value-type="float">
            <text:p>17.06085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5185" calcext:value-type="float">
            <text:p>17.10251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90082580645" calcext:value-type="float">
            <text:p>17.03900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1152" calcext:value-type="float">
            <text:p>16.94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66603870968" calcext:value-type="float">
            <text:p>16.83666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37816" calcext:value-type="float">
            <text:p>16.74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67112727273" calcext:value-type="float">
            <text:p>16.566711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10108387097" calcext:value-type="float">
            <text:p>16.10101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80381935484" calcext:value-type="float">
            <text:p>15.98803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56441290323" calcext:value-type="float">
            <text:p>15.73564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92369032258" calcext:value-type="float">
            <text:p>15.00923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389" calcext:value-type="float">
            <text:p>16.0663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6902068966" calcext:value-type="float">
            <text:p>16.794690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57665454546" calcext:value-type="float">
            <text:p>16.835766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496875" calcext:value-type="float">
            <text:p>16.89496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5370322581" calcext:value-type="float">
            <text:p>16.94353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06275" calcext:value-type="float">
            <text:p>16.88506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71287741936" calcext:value-type="float">
            <text:p>16.89712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324" calcext:value-type="float">
            <text:p>17.0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84588387097" calcext:value-type="float">
            <text:p>17.01845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4650322581" calcext:value-type="float">
            <text:p>16.74846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90635" calcext:value-type="float">
            <text:p>16.1290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4568516129" calcext:value-type="float">
            <text:p>15.63456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98547096774" calcext:value-type="float">
            <text:p>15.69985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20665" calcext:value-type="float">
            <text:p>15.77206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54115" calcext:value-type="float">
            <text:p>15.8654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8734" calcext:value-type="float">
            <text:p>15.778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44585806452" calcext:value-type="float">
            <text:p>15.66445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42821818182" calcext:value-type="float">
            <text:p>15.604282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35739354839" calcext:value-type="float">
            <text:p>15.49357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9718" calcext:value-type="float">
            <text:p>15.26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15725" calcext:value-type="float">
            <text:p>14.97415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05785806452" calcext:value-type="float">
            <text:p>15.10057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6995" calcext:value-type="float">
            <text:p>14.74069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38647741936" calcext:value-type="float">
            <text:p>14.40386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842125" calcext:value-type="float">
            <text:p>14.0384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8557241379" calcext:value-type="float">
            <text:p>13.914855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86525" calcext:value-type="float">
            <text:p>14.16186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327775" calcext:value-type="float">
            <text:p>14.0332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8072" calcext:value-type="float">
            <text:p>13.72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9528516129" calcext:value-type="float">
            <text:p>13.40952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2568" calcext:value-type="float">
            <text:p>13.8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15522580645" calcext:value-type="float">
            <text:p>13.7715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71398709677" calcext:value-type="float">
            <text:p>13.39713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30575483871" calcext:value-type="float">
            <text:p>12.7630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00375" calcext:value-type="float">
            <text:p>11.84100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90172903226" calcext:value-type="float">
            <text:p>11.08901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4832" calcext:value-type="float">
            <text:p>10.9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2868965517" calcext:value-type="float">
            <text:p>11.51828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45202580645" calcext:value-type="float">
            <text:p>13.13452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13372903226" calcext:value-type="float">
            <text:p>14.41133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29115" calcext:value-type="float">
            <text:p>14.9129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80224516129" calcext:value-type="float">
            <text:p>14.9280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637325" calcext:value-type="float">
            <text:p>14.41637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8034" calcext:value-type="float">
            <text:p>13.988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57687741936" calcext:value-type="float">
            <text:p>13.63576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9605" calcext:value-type="float">
            <text:p>13.3999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82332903226" calcext:value-type="float">
            <text:p>13.19823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273425" calcext:value-type="float">
            <text:p>12.73273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35133793104" calcext:value-type="float">
            <text:p>13.343513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927475" calcext:value-type="float">
            <text:p>14.00927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14242580645" calcext:value-type="float">
            <text:p>14.27142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94694193548" calcext:value-type="float">
            <text:p>14.23946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9985" calcext:value-type="float">
            <text:p>14.08499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34828387097" calcext:value-type="float">
            <text:p>14.54348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141775" calcext:value-type="float">
            <text:p>14.39141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1416774194" calcext:value-type="float">
            <text:p>14.11214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53352258065" calcext:value-type="float">
            <text:p>13.48533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779875" calcext:value-type="float">
            <text:p>12.86779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41025" calcext:value-type="float">
            <text:p>12.42641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6631483871" calcext:value-type="float">
            <text:p>13.01663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0608" calcext:value-type="float">
            <text:p>13.54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58781935484" calcext:value-type="float">
            <text:p>13.94587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43628387097" calcext:value-type="float">
            <text:p>13.96436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76024" calcext:value-type="float">
            <text:p>13.88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60345806452" calcext:value-type="float">
            <text:p>13.79603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10952" calcext:value-type="float">
            <text:p>13.74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2100645161" calcext:value-type="float">
            <text:p>13.25821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94598709677" calcext:value-type="float">
            <text:p>12.90945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69101935484" calcext:value-type="float">
            <text:p>12.29691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2624" calcext:value-type="float">
            <text:p>11.54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02781935484" calcext:value-type="float">
            <text:p>11.05027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19148571429" calcext:value-type="float">
            <text:p>11.40191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32495483871" calcext:value-type="float">
            <text:p>12.0132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7876129032" calcext:value-type="float">
            <text:p>11.89378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66392258065" calcext:value-type="float">
            <text:p>11.72663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56738064516" calcext:value-type="float">
            <text:p>11.42567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73472" calcext:value-type="float">
            <text:p>11.94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8732903226" calcext:value-type="float">
            <text:p>11.46087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63442580645" calcext:value-type="float">
            <text:p>11.72634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30288" calcext:value-type="float">
            <text:p>13.41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2455483871" calcext:value-type="float">
            <text:p>13.132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888" calcext:value-type="float">
            <text:p>12.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71225806452" calcext:value-type="float">
            <text:p>13.3571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68862857143" calcext:value-type="float">
            <text:p>14.16688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95788387097" calcext:value-type="float">
            <text:p>14.54957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01630967742" calcext:value-type="float">
            <text:p>14.48016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73296" calcext:value-type="float">
            <text:p>14.39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93535483871" calcext:value-type="float">
            <text:p>14.3693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7392" calcext:value-type="float">
            <text:p>14.1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66185806452" calcext:value-type="float">
            <text:p>13.89661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65961290323" calcext:value-type="float">
            <text:p>13.4465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29856" calcext:value-type="float">
            <text:p>13.4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74015483871" calcext:value-type="float">
            <text:p>12.4674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19328" calcext:value-type="float">
            <text:p>11.50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15051428571" calcext:value-type="float">
            <text:p>12.15150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47870967742" calcext:value-type="float">
            <text:p>12.6147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74637419355" calcext:value-type="float">
            <text:p>13.40746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53927741936" calcext:value-type="float">
            <text:p>13.67539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24317419355" calcext:value-type="float">
            <text:p>13.53243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63174193548" calcext:value-type="float">
            <text:p>14.1663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70469677419" calcext:value-type="float">
            <text:p>13.63704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52523636364" calcext:value-type="float">
            <text:p>13.345252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0208" calcext:value-type="float">
            <text:p>13.60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5636129032" calcext:value-type="float">
            <text:p>13.53056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5909677419" calcext:value-type="float">
            <text:p>12.6555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4947096774" calcext:value-type="float">
            <text:p>12.43849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5944" calcext:value-type="float">
            <text:p>13.1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143025" calcext:value-type="float">
            <text:p>14.49143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90121290323" calcext:value-type="float">
            <text:p>14.48901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13491612903" calcext:value-type="float">
            <text:p>14.21134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9905454546" calcext:value-type="float">
            <text:p>13.801990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98008" calcext:value-type="float">
            <text:p>13.2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9752" calcext:value-type="float">
            <text:p>12.2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35380645161" calcext:value-type="float">
            <text:p>12.4535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40743225807" calcext:value-type="float">
            <text:p>13.52407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70975" calcext:value-type="float">
            <text:p>12.91770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3313548387" calcext:value-type="float">
            <text:p>13.36833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84294193548" calcext:value-type="float">
            <text:p>13.53842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82394482759" calcext:value-type="float">
            <text:p>14.528239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65934545455" calcext:value-type="float">
            <text:p>16.016593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76575" calcext:value-type="float">
            <text:p>16.41376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3083870968" calcext:value-type="float">
            <text:p>16.3063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4632727273" calcext:value-type="float">
            <text:p>16.233463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47238709677" calcext:value-type="float">
            <text:p>16.1647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9864" calcext:value-type="float">
            <text:p>15.9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9763" calcext:value-type="float">
            <text:p>15.629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2557419355" calcext:value-type="float">
            <text:p>15.17225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3885" calcext:value-type="float">
            <text:p>14.53838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42761290323" calcext:value-type="float">
            <text:p>13.9342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772825" calcext:value-type="float">
            <text:p>13.82772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95950344828" calcext:value-type="float">
            <text:p>14.259595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5745454545" calcext:value-type="float">
            <text:p>14.791574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78475" calcext:value-type="float">
            <text:p>15.80378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378725" calcext:value-type="float">
            <text:p>15.82378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310175" calcext:value-type="float">
            <text:p>15.67310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39958709677" calcext:value-type="float">
            <text:p>15.67399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1722" calcext:value-type="float">
            <text:p>15.30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505075" calcext:value-type="float">
            <text:p>15.2650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97563870968" calcext:value-type="float">
            <text:p>15.69975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375975" calcext:value-type="float">
            <text:p>15.60375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57891612903" calcext:value-type="float">
            <text:p>15.44578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802" calcext:value-type="float">
            <text:p>15.56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51142068966" calcext:value-type="float">
            <text:p>15.615114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5463" calcext:value-type="float">
            <text:p>15.5154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49861818182" calcext:value-type="float">
            <text:p>15.394986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71775" calcext:value-type="float">
            <text:p>15.26771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4369" calcext:value-type="float">
            <text:p>15.1443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0432" calcext:value-type="float">
            <text:p>15.1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5724" calcext:value-type="float">
            <text:p>14.55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84691612903" calcext:value-type="float">
            <text:p>14.02846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0596" calcext:value-type="float">
            <text:p>13.15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60996129032" calcext:value-type="float">
            <text:p>12.86609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4277" calcext:value-type="float">
            <text:p>12.8842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7512" calcext:value-type="float">
            <text:p>14.03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09047272727" calcext:value-type="float">
            <text:p>14.650904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7367" calcext:value-type="float">
            <text:p>14.7473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5187096774" calcext:value-type="float">
            <text:p>14.5355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760275" calcext:value-type="float">
            <text:p>14.34760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299075" calcext:value-type="float">
            <text:p>14.02299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6945" calcext:value-type="float">
            <text:p>13.6569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37975" calcext:value-type="float">
            <text:p>13.70637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472675" calcext:value-type="float">
            <text:p>13.43472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781125" calcext:value-type="float">
            <text:p>12.9678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484375" calcext:value-type="float">
            <text:p>12.08484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92501818182" calcext:value-type="float">
            <text:p>11.919250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5952" calcext:value-type="float">
            <text:p>12.66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21163636364" calcext:value-type="float">
            <text:p>14.16211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68" calcext:value-type="float">
            <text:p>15.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48410322581" calcext:value-type="float">
            <text:p>15.18484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33018181818" calcext:value-type="float">
            <text:p>15.10330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44712258065" calcext:value-type="float">
            <text:p>14.95447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0765" calcext:value-type="float">
            <text:p>14.7090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675175" calcext:value-type="float">
            <text:p>14.39675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253975" calcext:value-type="float">
            <text:p>13.46253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22652903226" calcext:value-type="float">
            <text:p>12.69226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17845" calcext:value-type="float">
            <text:p>11.9917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70331034483" calcext:value-type="float">
            <text:p>11.99703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3165" calcext:value-type="float">
            <text:p>12.8193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681475" calcext:value-type="float">
            <text:p>13.37681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62475" calcext:value-type="float">
            <text:p>14.52362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764275" calcext:value-type="float">
            <text:p>14.66764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4535483871" calcext:value-type="float">
            <text:p>14.534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023225" calcext:value-type="float">
            <text:p>14.05023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0443870968" calcext:value-type="float">
            <text:p>13.81304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96989090909" calcext:value-type="float">
            <text:p>13.269698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63767741935" calcext:value-type="float">
            <text:p>13.1663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7513" calcext:value-type="float">
            <text:p>12.8675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18209655172" calcext:value-type="float">
            <text:p>13.071820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21675" calcext:value-type="float">
            <text:p>13.5321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294575" calcext:value-type="float">
            <text:p>13.66294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81225" calcext:value-type="float">
            <text:p>13.35681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686375" calcext:value-type="float">
            <text:p>13.00686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5907096774" calcext:value-type="float">
            <text:p>12.44459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396775" calcext:value-type="float">
            <text:p>11.9339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8433" calcext:value-type="float">
            <text:p>12.608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4536774194" calcext:value-type="float">
            <text:p>12.41745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690425" calcext:value-type="float">
            <text:p>11.80690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19548387097" calcext:value-type="float">
            <text:p>11.4619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898475" calcext:value-type="float">
            <text:p>11.68898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5264" calcext:value-type="float">
            <text:p>12.39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05175" calcext:value-type="float">
            <text:p>13.36805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3274" calcext:value-type="float">
            <text:p>14.003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98678709677" calcext:value-type="float">
            <text:p>14.64986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304575" calcext:value-type="float">
            <text:p>14.46304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09847741936" calcext:value-type="float">
            <text:p>14.22098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612025" calcext:value-type="float">
            <text:p>13.91612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731975" calcext:value-type="float">
            <text:p>13.60731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67700645161" calcext:value-type="float">
            <text:p>13.16677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79275" calcext:value-type="float">
            <text:p>12.43879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30531612903" calcext:value-type="float">
            <text:p>11.84305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7666206897" calcext:value-type="float">
            <text:p>13.280766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469" calcext:value-type="float">
            <text:p>14.4204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877425" calcext:value-type="float">
            <text:p>15.33877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0015" calcext:value-type="float">
            <text:p>15.360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8459354839" calcext:value-type="float">
            <text:p>15.00284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0519" calcext:value-type="float">
            <text:p>14.8205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9055" calcext:value-type="float">
            <text:p>15.299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69517419355" calcext:value-type="float">
            <text:p>15.40695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88075" calcext:value-type="float">
            <text:p>15.04788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65357419355" calcext:value-type="float">
            <text:p>15.12653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255175" calcext:value-type="float">
            <text:p>15.08255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80008" calcext:value-type="float">
            <text:p>15.34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932675" calcext:value-type="float">
            <text:p>15.94932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661325" calcext:value-type="float">
            <text:p>16.33661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36455" calcext:value-type="float">
            <text:p>16.2136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4353548387" calcext:value-type="float">
            <text:p>16.10543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942075" calcext:value-type="float">
            <text:p>15.93942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399525" calcext:value-type="float">
            <text:p>15.96399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525625" calcext:value-type="float">
            <text:p>15.38525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330375" calcext:value-type="float">
            <text:p>15.00330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643825" calcext:value-type="float">
            <text:p>14.93643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12212413793" calcext:value-type="float">
            <text:p>14.921221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38975" calcext:value-type="float">
            <text:p>14.92938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507975" calcext:value-type="float">
            <text:p>14.73507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5875" calcext:value-type="float">
            <text:p>14.6065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246425" calcext:value-type="float">
            <text:p>14.38246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0192516129" calcext:value-type="float">
            <text:p>14.15019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7855" calcext:value-type="float">
            <text:p>13.9047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5615" calcext:value-type="float">
            <text:p>13.2555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58108387097" calcext:value-type="float">
            <text:p>12.59581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96261818182" calcext:value-type="float">
            <text:p>11.879626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00926451613" calcext:value-type="float">
            <text:p>11.36009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653175" calcext:value-type="float">
            <text:p>12.63653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4384" calcext:value-type="float">
            <text:p>13.59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520025" calcext:value-type="float">
            <text:p>14.17520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3383" calcext:value-type="float">
            <text:p>14.113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11122580645" calcext:value-type="float">
            <text:p>14.0611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79375" calcext:value-type="float">
            <text:p>13.9779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2477419355" calcext:value-type="float">
            <text:p>13.9652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19005" calcext:value-type="float">
            <text:p>13.6819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413" calcext:value-type="float">
            <text:p>13.5914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66717419355" calcext:value-type="float">
            <text:p>13.16667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73525" calcext:value-type="float">
            <text:p>13.1073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4377931035" calcext:value-type="float">
            <text:p>13.947437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5358" calcext:value-type="float">
            <text:p>14.675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03478709677" calcext:value-type="float">
            <text:p>14.68034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9512" calcext:value-type="float">
            <text:p>14.49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05220645161" calcext:value-type="float">
            <text:p>14.23052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89688" calcext:value-type="float">
            <text:p>13.94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81171612903" calcext:value-type="float">
            <text:p>13.49811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05757419355" calcext:value-type="float">
            <text:p>13.16057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71755294118" calcext:value-type="float">
            <text:p>12.7671755294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1270840658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492" meta:object-count="0"/>
    <meta:user-defined meta:name="AppVersion">3.0</meta:user-defined>
  </office:meta>
</office:document-meta>
</file>